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40b80" officeooo:paragraph-rsid="00040b80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40b80" officeooo:paragraph-rsid="00040b80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40b80" officeooo:paragraph-rsid="0005f88b" style:font-size-asian="14pt" style:font-weight-asian="bold" style:font-size-complex="16pt" style:font-weight-complex="bold"/>
    </style:style>
    <style:style style:name="T1" style:family="text">
      <style:text-properties officeooo:rsid="0005f8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4H/FFA Schedule</text:p>
      <text:p text:style-name="P2"/>
      <text:p text:style-name="P2"><text:s text:c="5"/><text:tab/> 4<text:span text:style-name="T1">H</text:span><text:tab/> <text:s text:c="6"/>White Horse Ranch<text:tab/><text:tab/>04/03/2021<text:tab/><text:tab/>04:00pm</text:p>
      <text:p text:style-name="P2"><text:tab/>FFA<text:tab/> <text:s text:c="7"/>Robertsons Ranch<text:tab/><text:tab/>04/03/2021<text:tab/><text:tab/>04:00pm</text:p>
      <text:p text:style-name="P2"/>
      <text:p text:style-name="P2"><text:s/><text:tab/>4<text:span text:style-name="T1">H</text:span><text:tab/> <text:s text:c="6"/>White Horse Ranch<text:tab/><text:tab/>04/10/2021<text:tab/><text:tab/>04:00pm</text:p>
      <text:p text:style-name="P2"><text:tab/>FFA<text:tab/> <text:s text:c="7"/>Robertsons Ranch<text:tab/><text:tab/>04/10/2021<text:tab/><text:tab/>04:00pm</text:p>
      <text:p text:style-name="P2"/>
      <text:p text:style-name="P2"><text:s/><text:tab/>4<text:span text:style-name="T1">H</text:span><text:tab/> <text:s text:c="6"/>White Horse Ranch<text:tab/><text:tab/>04/17/2021<text:tab/><text:tab/>04:00pm</text:p>
      <text:p text:style-name="P2"><text:tab/>FFA<text:tab/> <text:s text:c="7"/>Robertsons Ranch<text:tab/><text:tab/>04/17/2021<text:tab/><text:tab/>04:00pm</text:p>
      <text:p text:style-name="P2"/>
      <text:p text:style-name="P2"><text:s/><text:tab/>4<text:span text:style-name="T1">H</text:span><text:tab/> <text:s text:c="6"/>White Horse Ranch<text:tab/><text:tab/>04/24/2021<text:tab/><text:tab/>04:00pm</text:p>
      <text:p text:style-name="P2"><text:tab/>FFA<text:tab/> <text:s text:c="7"/>Robertsons Ranch<text:tab/><text:tab/>04/24/2021<text:tab/><text:tab/>04:00pm</text:p>
      <text:p text:style-name="P2"/>
      <text:p text:style-name="P2"><text:tab/> 4<text:span text:style-name="T1">H</text:span><text:tab/> <text:s text:c="6"/>White Horse Ranch<text:tab/><text:tab/>04/31/2021<text:tab/><text:tab/>04:00pm</text:p>
      <text:p text:style-name="P2"><text:tab/>FFA<text:tab/> <text:s text:c="7"/>Robertsons Ranch<text:tab/><text:tab/>04/31/2021<text:tab/><text:tab/>04:00pm</text:p>
      <text:p text:style-name="P2"/>
      <text:p text:style-name="P2"><text:s/><text:tab/>4<text:span text:style-name="T1">H</text:span><text:tab/> <text:s text:c="6"/>White Horse Ranch<text:tab/><text:tab/>05/01/2021<text:tab/><text:tab/>04:00pm</text:p>
      <text:p text:style-name="P2"><text:tab/>FFA<text:tab/> <text:s text:c="7"/>Robertsons Ranch<text:tab/><text:tab/>05/01/2021<text:tab/><text:tab/>04:00pm</text:p>
      <text:p text:style-name="P2"/>
      <text:p text:style-name="P2"><text:s/><text:tab/>4<text:span text:style-name="T1">H</text:span><text:tab/> <text:s text:c="6"/>White Horse Ranch<text:tab/><text:tab/>05/08/2021<text:tab/><text:tab/>04:00pm</text:p>
      <text:p text:style-name="P2"><text:tab/>FFA<text:tab/> <text:s text:c="7"/>Robertsons Ranch<text:tab/><text:tab/>05/08/2021<text:tab/><text:tab/>04:00pm</text:p>
      <text:p text:style-name="P2"/>
      <text:p text:style-name="P2"><text:s/><text:tab/>4<text:span text:style-name="T1">H</text:span><text:tab/> <text:s text:c="6"/>White Horse Ranch<text:tab/><text:tab/>05/15/2021<text:tab/><text:tab/>04:00pm</text:p>
      <text:p text:style-name="P2"><text:tab/>FFA<text:tab/> <text:s text:c="7"/>Robertsons Ranch<text:tab/><text:tab/>05/15/2021<text:tab/><text:tab/>04:00pm</text:p>
      <text:p text:style-name="P2"/>
      <text:p text:style-name="P2"><text:s text:c="2"/><text:tab/> 4<text:span text:style-name="T1">H</text:span><text:tab/> <text:s text:c="6"/>White Horse Ranch<text:tab/><text:tab/>05/22/2021<text:tab/><text:tab/>04:00pm</text:p>
      <text:p text:style-name="P2"><text:tab/>FFA<text:tab/> <text:s text:c="7"/>Robertsons Ranch<text:tab/><text:tab/>05/22/2021<text:tab/><text:tab/>04:00pm</text:p>
      <text:p text:style-name="P2"/>
      <text:p text:style-name="P2"><text:s/><text:tab/>4<text:span text:style-name="T1">H</text:span><text:tab/> <text:s text:c="6"/>White Horse Ranch<text:tab/><text:tab/>05/29/2021<text:tab/><text:tab/>04:00pm</text:p>
      <text:p text:style-name="P2"><text:tab/>FFA<text:tab/> <text:s text:c="7"/>Robertsons Ranch<text:tab/><text:tab/>05/29/2021<text:tab/><text:tab/>04:00pm</text:p>
      <text:p text:style-name="P2"/>
      <text:p text:style-name="P2"><text:s/><text:tab/>4<text:span text:style-name="T1">H</text:span><text:tab/> <text:s text:c="6"/>White Horse Ranch<text:tab/><text:tab/>06/05/2021<text:tab/><text:tab/>04:00pm</text:p>
      <text:p text:style-name="P2"><text:tab/>FFA<text:tab/> <text:s text:c="7"/>Robertsons Ranch<text:tab/><text:tab/>06/05/2021<text:tab/><text:tab/>04:00pm</text:p>
      <text:p text:style-name="P2"/>
      <text:p text:style-name="P2"><text:s/><text:tab/>4<text:span text:style-name="T1">H</text:span><text:tab/> <text:s text:c="6"/>White Horse Ranch<text:tab/><text:tab/>06/12/2021<text:tab/><text:tab/>04:00pm</text:p>
      <text:p text:style-name="P2"><text:soft-page-break/><text:tab/>FFA<text:tab/> <text:s text:c="7"/>Robertsons Ranch<text:tab/><text:tab/>06/12/2021<text:tab/><text:tab/>04:00pm</text:p>
      <text:p text:style-name="P2"/>
      <text:p text:style-name="P2"><text:tab/> 4<text:span text:style-name="T1">H</text:span><text:tab/> <text:s text:c="6"/>White Horse Ranch<text:tab/><text:tab/>06/19/2021<text:tab/><text:tab/>04:00pm</text:p>
      <text:p text:style-name="P2"><text:tab/>FFA<text:tab/> <text:s text:c="7"/>Robertsons Ranch<text:tab/><text:tab/>06/19/2021<text:tab/><text:tab/>04:00pm</text:p>
      <text:p text:style-name="P2"/>
      <text:p text:style-name="P2"><text:s/><text:tab/>4<text:span text:style-name="T1">H</text:span><text:tab/> <text:s text:c="6"/>White Horse Ranch<text:tab/><text:tab/>06/26/2021<text:tab/><text:tab/>04:00pm</text:p>
      <text:p text:style-name="P2"><text:tab/>FFA<text:tab/> <text:s text:c="7"/>Robertsons Ranch<text:tab/><text:tab/>06/26/2021<text:tab/><text:tab/>04:00pm</text:p>
      <text:p text:style-name="P2"/>
      <text:p text:style-name="P2"><text:s/><text:tab/>4<text:span text:style-name="T1">H</text:span><text:tab/> <text:s text:c="6"/>White Horse Ranch<text:tab/><text:tab/>07/03/2021<text:tab/><text:tab/>04:00pm</text:p>
      <text:p text:style-name="P2"><text:tab/>FFA<text:tab/> <text:s text:c="7"/>Robertsons Ranch<text:tab/><text:tab/>07/03/2021<text:tab/><text:tab/>04:00pm</text:p>
      <text:p text:style-name="P2"/>
      <text:p text:style-name="P2"><text:s/><text:tab/>4<text:span text:style-name="T1">H</text:span><text:tab/> <text:s text:c="6"/>White Horse Ranch<text:tab/><text:tab/>07/10/2021<text:tab/><text:tab/>04:00pm</text:p>
      <text:p text:style-name="P2"><text:tab/>FFA<text:tab/> <text:s text:c="7"/>Robertsons Ranch<text:tab/><text:tab/>07/10/2021<text:tab/><text:tab/>04:00pm</text:p>
      <text:p text:style-name="P2"/>
      <text:p text:style-name="P3"><text:s text:c="2"/><text:tab/> 4<text:span text:style-name="T1">H</text:span><text:tab/> <text:s text:c="6"/>White Horse Ranch<text:tab/><text:tab/>0<text:span text:style-name="T1">7/17</text:span>/2021<text:tab/><text:tab/>04:00pm</text:p>
      <text:p text:style-name="P3"><text:tab/>FFA<text:tab/> <text:s text:c="7"/>Robertsons Ranch<text:tab/><text:tab/>0<text:span text:style-name="T1">7/17</text:span>/2021<text:tab/><text:tab/>04:00pm</text:p>
      <text:p text:style-name="P3"/>
      <text:p text:style-name="P3"><text:s/><text:tab/>4<text:span text:style-name="T1">H</text:span><text:tab/> <text:s text:c="6"/>White Horse Ranch<text:tab/><text:tab/>0<text:span text:style-name="T1">7/24</text:span>/2021<text:tab/><text:tab/>04:00pm</text:p>
      <text:p text:style-name="P3"><text:tab/>FFA<text:tab/> <text:s text:c="7"/>Robertsons Ranch<text:tab/><text:tab/>0<text:span text:style-name="T1">7/24</text:span>/2021<text:tab/><text:tab/>04:00pm</text:p>
      <text:p text:style-name="P3"/>
      <text:p text:style-name="P3"><text:s/><text:tab/>4<text:span text:style-name="T1">H</text:span><text:tab/> <text:s text:c="6"/>White Horse Ranch<text:tab/><text:tab/>0<text:span text:style-name="T1">7/31</text:span>/2021<text:tab/><text:tab/>04:00pm</text:p>
      <text:p text:style-name="P3"><text:tab/>FFA<text:tab/> <text:s text:c="7"/>Robertsons Ranch<text:tab/><text:tab/>0<text:span text:style-name="T1">7/31</text:span>/2021<text:tab/><text:tab/>04:00pm</text:p>
      <text:p text:style-name="P3"/>
      <text:p text:style-name="P3"><text:s/><text:tab/>4<text:span text:style-name="T1">H</text:span><text:tab/> <text:s text:c="6"/>White Horse Ranch<text:tab/><text:tab/>0<text:span text:style-name="T1">8/07</text:span>/2021<text:tab/><text:tab/>04:00pm</text:p>
      <text:p text:style-name="P3"><text:tab/>FFA<text:tab/> <text:s text:c="7"/>Robertsons Ranch<text:tab/><text:tab/>0<text:span text:style-name="T1">8/07</text:span>/2021<text:tab/><text:tab/>04:00pm</text:p>
      <text:p text:style-name="P3"/>
      <text:p text:style-name="P3"><text:tab/> 4<text:span text:style-name="T1">H</text:span><text:tab/> <text:s text:c="6"/>White Horse Ranch<text:tab/><text:tab/>0<text:span text:style-name="T1">8/14</text:span>/2021<text:tab/><text:tab/>04:00pm</text:p>
      <text:p text:style-name="P3"><text:tab/>FFA<text:tab/> <text:s text:c="7"/>Robertsons Ranch<text:tab/><text:tab/>0<text:span text:style-name="T1">8/14</text:span>/2021<text:tab/><text:tab/>04:00pm</text:p>
      <text:p text:style-name="P3"/>
      <text:p text:style-name="P3"><text:s/><text:tab/>4<text:span text:style-name="T1">H</text:span><text:tab/> <text:s text:c="6"/>White Horse Ranch<text:tab/><text:tab/>0<text:span text:style-name="T1">8/21</text:span>/2021<text:tab/><text:tab/>04:00pm</text:p>
      <text:p text:style-name="P3"><text:tab/>FFA<text:tab/> <text:s text:c="7"/>Robertsons Ranch<text:tab/><text:tab/>0<text:span text:style-name="T1">8/21</text:span>/2021<text:tab/><text:tab/>04:00pm</text:p>
      <text:p text:style-name="P3"/>
      <text:p text:style-name="P3"><text:s/><text:tab/>4<text:span text:style-name="T1">H</text:span><text:tab/> <text:s text:c="6"/>White Horse Ranch<text:tab/><text:tab/>0<text:span text:style-name="T1">8/28</text:span>/2021<text:tab/><text:tab/>04:00pm</text:p>
      <text:p text:style-name="P3"><text:tab/>FFA<text:tab/> <text:s text:c="7"/>Robertsons Ranch<text:tab/><text:tab/>0<text:span text:style-name="T1">8/28</text:span>/2021<text:tab/><text:tab/>04:00pm</text:p>
      <text:p text:style-name="P3"/>
      <text:p text:style-name="P3"><text:s/><text:tab/>4<text:span text:style-name="T1">H</text:span><text:tab/> <text:s text:c="6"/>White Horse Ranch<text:tab/><text:tab/>0<text:span text:style-name="T1">9/04</text:span>/2021<text:tab/><text:tab/>04:00pm</text:p>
      <text:p text:style-name="P3"><text:soft-page-break/><text:tab/>FFA<text:tab/> <text:s text:c="7"/>Robertsons Ranch<text:tab/><text:tab/>0<text:span text:style-name="T1">9/04</text:span>/2021<text:tab/><text:tab/>04:00pm</text:p>
      <text:p text:style-name="P3"/>
      <text:p text:style-name="P3"><text:s text:c="7"/><text:span text:style-name="T1">4H Round <text:s/>Tucson Fairgrounds<text:tab/><text:tab/>09/11/2021- <text:s text:c="15"/>08:00am-</text:span></text:p>
      <text:p text:style-name="P3"><text:span text:style-name="T1"><text:s text:c="11"/>Robin <text:s text:c="3"/><text:tab/><text:tab/><text:tab/><text:tab/><text:tab/><text:tab/>09/26/2021<text:tab/><text:tab/>04:00pm</text:span></text:p>
      <text:p text:style-name="P3"/>
      <text:p text:style-name="P3"><text:s text:c="6"/><text:span text:style-name="T1">FFA Round <text:s/>Tucson Fairgrounds<text:tab/>09/11/2021- <text:s text:c="15"/>08:00am-</text:span></text:p>
      <text:p text:style-name="P3"><text:span text:style-name="T1"><text:s text:c="11"/>Robin <text:s text:c="3"/><text:tab/><text:tab/><text:tab/><text:tab/><text:tab/><text:tab/>09/26/2021<text:tab/><text:tab/>04:00p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30T08:08:56.725000000</meta:creation-date>
    <dc:date>2020-12-30T08:28:37.613000000</dc:date>
    <meta:editing-duration>PT9M6S</meta:editing-duration>
    <meta:editing-cycles>1</meta:editing-cycles>
    <meta:document-statistic meta:table-count="0" meta:image-count="0" meta:object-count="0" meta:page-count="3" meta:paragraph-count="53" meta:word-count="284" meta:character-count="2657" meta:non-whitespace-character-count="1801"/>
    <meta:generator>LibreOffice/6.2.8.2$Windows_X86_64 LibreOffice_project/f82ddfca21ebc1e222a662a32b25c0c9d20169ee</meta:generator>
  </office:meta>
</office:document-meta>
</file>